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0.5pt" fo:letter-spacing="normal" fo:font-style="normal" fo:font-weight="normal" officeooo:paragraph-rsid="000b29e0"/>
    </style:style>
    <style:style style:name="P2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0.5pt" fo:letter-spacing="normal" fo:font-style="normal" fo:font-weight="normal" officeooo:rsid="000bfd72" officeooo:paragraph-rsid="000bfd72"/>
    </style:style>
    <style:style style:name="P3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language="ca" fo:country="ES" fo:font-style="normal" style:text-underline-style="none" fo:font-weight="normal" officeooo:rsid="00038044" officeooo:paragraph-rsid="00038044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language="ca" fo:country="ES" fo:font-style="normal" style:text-underline-style="none" fo:font-weight="normal" officeooo:rsid="00074855" officeooo:paragraph-rsid="00074855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language="ca" fo:country="ES" fo:font-style="normal" style:text-underline-style="none" fo:font-weight="normal" officeooo:rsid="00050c22" officeooo:paragraph-rsid="00038044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language="ca" fo:country="ES" fo:font-style="normal" style:text-underline-style="none" fo:font-weight="normal" officeooo:rsid="0008b65d" officeooo:paragraph-rsid="0008b65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language="ca" fo:country="ES" fo:font-style="normal" fo:font-weight="normal" officeooo:paragraph-rsid="00090c95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language="ca" fo:country="ES" fo:font-style="normal" fo:font-weight="normal" officeooo:paragraph-rsid="000b29e0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language="ca" fo:country="ES" fo:font-style="normal" fo:font-weight="normal" officeooo:rsid="000a036d" officeooo:paragraph-rsid="000a036d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fo:font-weight="normal" officeooo:paragraph-rsid="000b29e0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font-size="12pt" style:text-underline-style="none" fo:font-weight="bold" officeooo:rsid="00038044" officeooo:paragraph-rsid="00038044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038044" officeooo:paragraph-rsid="00038044" style:font-size-asian="14pt" style:font-weight-asian="bold" style:font-size-complex="14pt" style:font-weight-complex="bold"/>
    </style:style>
    <style:style style:name="T1" style:family="text">
      <style:text-properties style:text-underline-style="none" officeooo:rsid="00090c95" style:font-weight-asian="bold" style:font-weight-complex="bold"/>
    </style:style>
    <style:style style:name="T2" style:family="text">
      <style:text-properties officeooo:rsid="00050c22"/>
    </style:style>
    <style:style style:name="T3" style:family="text">
      <style:text-properties officeooo:rsid="0005e789"/>
    </style:style>
    <style:style style:name="T4" style:family="text">
      <style:text-properties officeooo:rsid="000b29e0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0d83e6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CIO – Chief Information Officer (Director de Información):</text:p>
      <text:p text:style-name="P11"/>
      <text:p text:style-name="P11"/>
      <text:p text:style-name="P3">1.- Quines són les responsabilitats més importants del rol al que fa referència el vostre article (CIO, CTO, PMO) i quina responsabilitat creieu que en un futur professional us agradaria tenir en el món laboral.</text:p>
      <text:p text:style-name="P3"/>
      <text:p text:style-name="P3">El Director de Información de una empresa es la persona encargada de las tecnologías de la información y de los sistemas de computadores que dan soporte para conseguir los objetivos de la <text:span text:style-name="T3">misma</text:span>. <text:span text:style-name="T2">Para ello, propone las tecnologías de la información que la empresa necesitrará para alcanzar dichos objetivos y trabaja con un presupuesto para implementar el plan.</text:span></text:p>
      <text:p text:style-name="P4">Normalmente el CIO analiza y reaprovecha procesos empresariales existentes para identificar y desarrollar el potencial de las nuevas herramientas y así remodelar las infraestructuras y los accesos a las redes.</text:p>
      <text:p text:style-name="P5"/>
      <text:p text:style-name="P6">Personalmente me gustaría acabar llevando a cabo algún cargo parecido al del CIO, con responsabilidades no sólo en cuanto a las estrategias tecnológicas de la empresa sino también en cuanto a las personas que la integran.</text:p>
      <text:p text:style-name="P6"/>
      <text:p text:style-name="P6"/>
      <text:p text:style-name="P7"><text:span text:style-name="T1">2.- E</text:span>n el cas d'articles que comparen responsabilitats dels rols (CTO, CIO, PMO), posar un exemple en que es vegi realment la diferència entre els dos rols. Indiqueu a més, amb quin dels dos rols us identifiqueu més, perquè i quin dels dos us agradaria exercir professionalment.</text:p>
      <text:p text:style-name="P7"/>
      <text:p text:style-name="P9">Un ejemplo calaro entre el rol del CIO y del CTO es que el CIO es el responsable de los procesos y las prácticas que dan soporte al flujo de información, mientras que el CTO es el responsable de la infraestructura de la tecnología.</text:p>
      <text:p text:style-name="P9"/>
      <text:p text:style-name="P9">Yo me identifico más con el rol del CIO puesto que me gustaría enfrentarme a grandes retos en los que la estrategia forma un gran papel, teniendo en cuenta temas tan importantes e interrelacionados entre sí como lo son los presupuestos, el tiempo y la eficiencia del proyecto.</text:p>
      <text:p text:style-name="P9"/>
      <text:p text:style-name="P9"/>
      <text:p text:style-name="P8"><text:span text:style-name="T4">3.- I</text:span>ndicar quins altres rols professionals creieu que es poden assolir amb la formació que espereu obtenir amb l'especialitat de SI o l'especialitat que heu escollit.</text:p>
      <text:p text:style-name="P10"/>
      <text:p text:style-name="P2"><text:span text:style-name="T5">Otro de los roles que creo que podría adquirir con las especialidad de SI es la de consultor, ayudando también a las empresas a alcanzar sus objetivos, pero desde fuera de la misma (empresa externa). </text:span><text:span text:style-name="T6">Opino que d</text:span><text:span text:style-name="T5">e este modo se puede se</text:span><text:span text:style-name="T6">r más objetivo a la hora de tomar decisiones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8T16:55:11.492077520</meta:creation-date>
    <dc:date>2014-09-18T18:41:52.157473120</dc:date>
    <meta:editing-duration>PT1H32M36S</meta:editing-duration>
    <meta:editing-cycles>8</meta:editing-cycles>
    <meta:generator>LibreOffice/4.2.6.3$Linux_x86 LibreOffice_project/420m0$Build-3</meta:generator>
    <meta:document-statistic meta:table-count="0" meta:image-count="0" meta:object-count="0" meta:page-count="1" meta:paragraph-count="10" meta:word-count="382" meta:character-count="2290" meta:non-whitespace-character-count="1917"/>
  </office:meta>
</office:document-meta>
</file>